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20cb31"/>
    </style:style>
    <style:style style:name="P2" style:family="paragraph" style:parent-style-name="Text_20_body">
      <style:text-properties officeooo:rsid="00275900" officeooo:paragraph-rsid="00275900"/>
    </style:style>
    <style:style style:name="P3" style:family="paragraph" style:parent-style-name="Text_20_body">
      <style:text-properties officeooo:rsid="002a9f5a" officeooo:paragraph-rsid="002a9f5a"/>
    </style:style>
    <style:style style:name="P4" style:family="paragraph" style:parent-style-name="Text_20_body">
      <style:text-properties officeooo:rsid="002b8ca6" officeooo:paragraph-rsid="002b8ca6"/>
    </style:style>
    <style:style style:name="P5" style:family="paragraph" style:parent-style-name="Text_20_body">
      <style:text-properties officeooo:rsid="002f710b" officeooo:paragraph-rsid="002b8ca6"/>
    </style:style>
    <style:style style:name="P6" style:family="paragraph" style:parent-style-name="Table_20_Contents">
      <style:text-properties officeooo:rsid="002b8ca6" officeooo:paragraph-rsid="002b8ca6"/>
    </style:style>
    <style:style style:name="P7" style:family="paragraph" style:parent-style-name="Text_20_body" style:list-style-name="L1">
      <style:text-properties officeooo:rsid="00275900" officeooo:paragraph-rsid="00275900"/>
    </style:style>
    <style:style style:name="P8" style:family="paragraph" style:parent-style-name="Text_20_body">
      <style:text-properties officeooo:rsid="00275900" officeooo:paragraph-rsid="00275900"/>
    </style:style>
    <style:style style:name="P9" style:family="paragraph" style:parent-style-name="Text_20_body">
      <style:text-properties officeooo:rsid="0030b3a7" officeooo:paragraph-rsid="0030b3a7"/>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Heading_20_1">
      <style:text-properties officeooo:rsid="0020cb31" officeooo:paragraph-rsid="0020cb31"/>
    </style:style>
    <style:style style:name="P12" style:family="paragraph" style:parent-style-name="Heading_20_1">
      <style:text-properties officeooo:rsid="00275900" officeooo:paragraph-rsid="00275900"/>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2b8ca6"/>
    </style:style>
    <style:style style:name="T2" style:family="text">
      <style:text-properties officeooo:rsid="002cf0a4"/>
    </style:style>
    <style:style style:name="T3" style:family="text">
      <style:text-properties officeooo:rsid="002eaac4"/>
    </style:style>
    <style:style style:name="T4" style:family="text">
      <style:text-properties officeooo:rsid="002fc811"/>
    </style:style>
    <style:style style:name="T5" style:family="text">
      <style:text-properties officeooo:rsid="0030b3a7"/>
    </style:style>
    <style:style style:name="T6" style:family="text">
      <style:text-properties officeooo:rsid="003132b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221_1027781772"/><text:bookmark-end text:name="__RefHeading__221_102778177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508_167083455" text:style-name="Index_20_Link" text:visited-style-name="Index_20_Link">Relational and Object databases<text:tab/>1</text:a></text:p>
          <text:p text:style-name="P13"><text:a xlink:type="simple" xlink:href="#__RefHeading__510_167083455" text:style-name="Index_20_Link" text:visited-style-name="Index_20_Link">Practical differences between MySQL and MongoDB<text:tab/>1</text:a></text:p>
          <text:p text:style-name="P10"><text:a xlink:type="simple" xlink:href="#__RefHeading__512_167083455" text:style-name="Index_20_Link" text:visited-style-name="Index_20_Link">MongoDB doesn't support transactions<text:tab/>1</text:a></text:p>
          <text:p text:style-name="P10"><text:a xlink:type="simple" xlink:href="#__RefHeading__514_167083455" text:style-name="Index_20_Link" text:visited-style-name="Index_20_Link">MongoDB doesn't support joins<text:tab/>1</text:a></text:p>
        </text:index-body>
      </text:table-of-content>
      <text:p text:style-name="P1"/>
      <text:h text:style-name="P12" text:outline-level="1"><text:bookmark-start text:name="__RefHeading__508_167083455"/>Relational and Object databases<text:bookmark-end text:name="__RefHeading__508_167083455"/></text:h>
      <text:p text:style-name="P2">CAP theorem states that when choosing a database, you can pick only two of the following three attributes: </text:p>
      <text:list xml:id="list8536285661539068429" text:style-name="L1">
        <text:list-item>
          <text:p text:style-name="P7">Consistency <text:span text:style-name="T4">(C)</text:span></text:p>
        </text:list-item>
        <text:list-item>
          <text:p text:style-name="P7">Availability <text:span text:style-name="T4">(A)</text:span></text:p>
        </text:list-item>
        <text:list-item>
          <text:p text:style-name="P7">Partition tolerance <text:span text:style-name="T4">(P)</text:span></text:p>
        </text:list-item>
      </text:list>
      <text:p text:style-name="P2"><text:span text:style-name="T1">Source: </text:span><text:a xlink:type="simple" xlink:href="https://en.wikipedia.org/wiki/CAP_theorem">https://en.wikipedia.org/wiki/CAP_theorem</text:a></text:p>
      <text:p text:style-name="P2">Traditionally, relational databases have been used because the amount of data has been relatively small. With the advent of Big Data this no longer holds true; vertical scalability is not enough anymore. </text:p>
      <text:p text:style-name="P2"><text:span text:style-name="T5">R</text:span>elational databases <text:span text:style-name="T5">offer</text:span> <text:span text:style-name="T4">CA</text:span>, <text:span text:style-name="T5">but not</text:span> <text:span text:style-name="T4">P</text:span>. <text:s/>Object databases on the other hand provide <text:span text:style-name="T4">AP or CP</text:span> but <text:span text:style-name="T5">not CA</text:span>. </text:p>
      <text:p text:style-name="P2"/>
      <text:p text:style-name="P2"><text:span text:style-name="T1">Source: </text:span><text:a xlink:type="simple" xlink:href="https://blog.codecentric.de/en/2012/02/cloud-computing-basics-cap-theorem-2/">https://blog.codecentric.de/en/2012/02/cloud-computing-basics-cap-theorem-2/</text:a> </text:p>
      <text:p text:style-name="P9">Source: <text:a xlink:type="simple" xlink:href="http://www.slideshare.net/kaqfa/nosql-availability-integrity">http://www.slideshare.net/kaqfa/nosql-availability-integrity</text:a> </text:p>
      <text:h text:style-name="Heading_20_1" text:outline-level="1"><text:bookmark-start text:name="__RefHeading__510_167083455"/>Practical differences between <text:span text:style-name="T1">MySQL</text:span> and <text:span text:style-name="T1">MongoDB</text:span><text:bookmark-end text:name="__RefHeading__510_167083455"/></text:h>
      <text:h text:style-name="Heading_20_2" text:outline-level="2"><text:bookmark-start text:name="__RefHeading__512_167083455"/><text:span text:style-name="T6">MongoDB doesn't support</text:span> transaction<text:span text:style-name="T3">s</text:span><text:bookmark-end text:name="__RefHeading__512_167083455"/></text:h>
      <text:p text:style-name="P3">In <text:span text:style-name="T6">MongoDB</text:span>, single records (objects) are transactional but not combined records. </text:p>
      <text:p text:style-name="P3">E.g. if you're adding an item to a shopping cart and after that updating the overall cost of the shopping cart, the sum of the shopping cart is out of sync (not consistent) for a short period of time until that transaction is completed also. This might manifest as weird behavior to some clients but in certain scenarios, these kinds of shortcomings can be lived with. <text:span text:style-name="T6">And this is why MongoDB is said to be eventually consistent. </text:span></text:p>
      <text:p text:style-name="P4"/>
      <text:h text:style-name="Heading_20_2" text:outline-level="2"><text:bookmark-start text:name="__RefHeading__514_167083455"/>MongoDB doesn't support joins<text:bookmark-end text:name="__RefHeading__514_167083455"/></text:h>
      <text:p text:style-name="P4">First, consider the SQL to MongoDB mapping chart: </text:p>
      <table:table table:name="Table1" table:style-name="Table1">
        <table:table-column table:style-name="Table1.A"/>
        <table:table-column table:style-name="Table1.B"/>
        <table:table-row>
          <table:table-cell table:style-name="Table1.A1" office:value-type="string">
            <text:p text:style-name="P6">SQL concept</text:p>
          </table:table-cell>
          <table:table-cell table:style-name="Table1.B1" office:value-type="string">
            <text:p text:style-name="P6">MongoDB concept</text:p>
          </table:table-cell>
        </table:table-row>
        <table:table-row>
          <table:table-cell table:style-name="Table1.A2" office:value-type="string">
            <text:p text:style-name="P6">Database</text:p>
          </table:table-cell>
          <table:table-cell table:style-name="Table1.B2" office:value-type="string">
            <text:p text:style-name="P6">Database</text:p>
          </table:table-cell>
        </table:table-row>
        <table:table-row>
          <table:table-cell table:style-name="Table1.A2" office:value-type="string">
            <text:p text:style-name="P6">Table</text:p>
          </table:table-cell>
          <table:table-cell table:style-name="Table1.B2" office:value-type="string">
            <text:p text:style-name="P6">Collection</text:p>
          </table:table-cell>
        </table:table-row>
        <table:table-row>
          <table:table-cell table:style-name="Table1.A2" office:value-type="string">
            <text:p text:style-name="P6">Row</text:p>
          </table:table-cell>
          <table:table-cell table:style-name="Table1.B2" office:value-type="string">
            <text:p text:style-name="P6">Documents</text:p>
          </table:table-cell>
        </table:table-row>
        <text:soft-page-break/>
        <table:table-row>
          <table:table-cell table:style-name="Table1.A2" office:value-type="string">
            <text:p text:style-name="P6">Column</text:p>
          </table:table-cell>
          <table:table-cell table:style-name="Table1.B2" office:value-type="string">
            <text:p text:style-name="P6">Field</text:p>
          </table:table-cell>
        </table:table-row>
        <table:table-row>
          <table:table-cell table:style-name="Table1.A2" office:value-type="string">
            <text:p text:style-name="P6">Index</text:p>
          </table:table-cell>
          <table:table-cell table:style-name="Table1.B2" office:value-type="string">
            <text:p text:style-name="P6">Index</text:p>
          </table:table-cell>
        </table:table-row>
        <table:table-row>
          <table:table-cell table:style-name="Table1.A2" office:value-type="string">
            <text:p text:style-name="P6">Table joins</text:p>
          </table:table-cell>
          <table:table-cell table:style-name="Table1.B2" office:value-type="string">
            <text:p text:style-name="P6">Embedded documents and linking</text:p>
          </table:table-cell>
        </table:table-row>
        <table:table-row>
          <table:table-cell table:style-name="Table1.A2" office:value-type="string">
            <text:p text:style-name="P6">Primary key</text:p>
          </table:table-cell>
          <table:table-cell table:style-name="Table1.B2" office:value-type="string">
            <text:p text:style-name="P6">Primary key</text:p>
          </table:table-cell>
        </table:table-row>
        <table:table-row>
          <table:table-cell table:style-name="Table1.A2" office:value-type="string">
            <text:p text:style-name="P6">Aggregation (e.g. group by)</text:p>
          </table:table-cell>
          <table:table-cell table:style-name="Table1.B2" office:value-type="string">
            <text:p text:style-name="P6">Aggregation pipeline</text:p>
          </table:table-cell>
        </table:table-row>
      </table:table>
      <text:p text:style-name="P4"/>
      <text:p text:style-name="P4">Source: <text:a xlink:type="simple" xlink:href="http://docs.mongodb.org/manual/reference/sql-comparison/">http://docs.mongodb.org/manual/reference/sql-comparison/</text:a> </text:p>
      <text:p text:style-name="P4">If you want to join two collections in MongoDB you'll have to do it manually. In MongoDB you can either embed related documents or you can link them. <text:span text:style-name="T2">Linking is normalized in the same way as in an RDBMS. Embedding however, intentionally leads to non-normalized data. Embedding is much faster (since you can retrieve everything with a single query) whereas linking requires you to perform in minimum twice the amount of queries.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21:58:24.907811000</meta:creation-date>
    <dc:date>2014-01-05T20:51:12.186876000</dc:date>
    <meta:editing-duration>PT1H6M13S</meta:editing-duration>
    <meta:editing-cycles>26</meta:editing-cycles>
    <meta:generator>LibreOffice/4.1.4.2$MacOSX_x86 LibreOffice_project/0a0440ccc0227ad9829de5f46be37cfb6edcf72</meta:generator>
    <meta:document-statistic meta:table-count="1" meta:image-count="0" meta:object-count="0" meta:page-count="2" meta:paragraph-count="41" meta:word-count="329" meta:character-count="2246" meta:non-whitespace-character-count="1950"/>
  </office:meta>
</office:document-meta>
</file>